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  <style:style style:name="ce3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4" style:family="table-cell"/>
    <style:style style:name="ce5" style:family="table-cell">
      <style:table-cell-properties style:cell-protect="none"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Language = " table:style-name="ce1">
            <text:p>MyJSQLView_JMenuBarActions.label.Language = </text:p>
          </table:table-cell>
        </table:table-row>
        <table:table-row table:style-name="ro1">
          <table:table-cell office:value-type="string" office:string-value="MyJSQLView_JMenuBarActions.label.RestartRequired = " table:style-name="ce1">
            <text:p>MyJSQLView_JMenuBarActions.label.RestartRequired = </text:p>
          </table:table-cell>
          <table:table-cell/>
        </table:table-row>
        <table:table-row table:style-name="ro1">
          <table:table-cell office:value-type="string" office:string-value="MyJSQLView_JMenuBarActions.label.FontSize = " table:style-name="ce1">
            <text:p>MyJSQLView_JMenuBarActions.label.FontSize = </text:p>
          </table:table-cell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/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2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>
          <table:table-cell office:value-type="string" office:string-value="TableViewForm.dialogmessage.ErrorWritingDataFile = " table:style-name="ce3">
            <text:p>TableViewForm.dialogmessage.ErrorWritingDataFil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1">
            <text:p>AdvancedSortSearchForm.label.Aggregate = </text:p>
          </table:table-cell>
        </table:table-row>
        <table:table-row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3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  <table:table-cell/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>
          <table:table-cell office:value-type="string" office:string-value="TableEntryForm.button.Cancel = " table:style-name="ce1">
            <text:p>TableEntryForm.button.Cancel = </text:p>
          </table:table-cell>
          <table:table-cell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>
          <table:table-cell office:value-type="string" office:string-value="TableEntryForm.button.Update = " table:style-name="ce1">
            <text:p>TableEntryForm.button.Update = </text:p>
          </table:table-cell>
          <table:table-cell/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3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3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>
          <table:table-cell table:style-name="ce2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3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3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 table:style-name="ro1">
          <table:table-cell office:value-type="string" office:string-value="PluginFrame.dialogbutton.OK = " table:style-name="ce1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3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3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  <table:table-cell/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3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3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3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3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/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  <table:table-cell/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  <table:table-cell/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3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3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3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3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SQLTabPanel.menu.SelectAll = " table:style-name="ce4">
            <text:p>SQLTabPanel.menu.SelectAll = </text:p>
          </table:table-cell>
        </table:table-row>
        <table:table-row table:style-name="ro1">
          <table:table-cell office:value-type="string" office:string-value="SQLTabPanel.menu.DeSelectAll = " table:style-name="ce3">
            <text:p>SQLTabPanel.menu.DeSelectAll = </text:p>
          </table:table-cell>
        </table:table-row>
        <table:table-row table:style-name="ro1">
          <table:table-cell office:value-type="string" office:string-value="SQLTabPanel.menu.Copy = " table:style-name="ce1">
            <text:p>SQLTabPanel.menu.Copy = </text:p>
          </table:table-cell>
          <table:table-cell/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QueryTabPanel.label.SortBy = " table:style-name="ce5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3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3">
            <text:p>QueryTabPanel.label.Rows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earchFrame.message.Title = " table:style-name="ce5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3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3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3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AboutFrame.message.Title = " table:style-name="ce5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3">
            <text:p>AboutFrame.button.Close = 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PreferencesFrame.message.Title = " table:style-name="ce5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3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3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3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GeneralPreferencesPanel.label.DateFormat = " table:style-name="ce5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3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3">
            <text:p>General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FieldSelectionPreferencesPanel.button.SelectAll = " table:style-name="ce5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3">
            <text:p>TableFieldSelection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RowSelectionPreferencesPanel.label.SummaryTableRowSize = " table:style-name="ce5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3">
            <text:p>TableRowSelectionPreferencesPanel.button.Apply = 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CSVImportPreferencesPanel.label.Delimiter = " table:style-name="ce5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3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>
          <table:table-cell office:value-type="string" office:string-value="CSVImportPreferencesPanel.label.DateFormat = " table:style-name="ce3">
            <text:p>CSVImportPreferencesPanel.label.DateFormat = </text:p>
          </table:table-cell>
          <table:table-cell/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>
          <table:table-cell table:style-name="ce3"/>
          <table:table-cell/>
        </table:table-row>
        <table:table-row>
          <table:table-cell office:value-type="string" office:string-value="CSVExportPreferencesPanel.checkbox.Include = " table:style-name="ce5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3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PDFExportPreferencesPanel.label.Title = " table:style-name="ce5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3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3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3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3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QLExportPreferencesPanel.checkbox.TableStructure = " table:style-name="ce5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3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3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3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ImageUtil.dialogtitle.PNGImageSaveFile = " table:style-name="ce2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3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3">
            <text:p>ImageUtil.dialogtitle.ConfirmOverwrite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ProgressBar.button.Cancel = " table:style-name="ce5">
            <text:p>MyJSQLView_ProgressBar.button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Utils.dialogtitle.TextData = " table:style-name="ce5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3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3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3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3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3">
            <text:p>MyJSQLView_Utils.dialogbutton.No = </text:p>
          </table:table-cell>
        </table:table-row>
        <table:table-row table:style-name="ro1">
          <table:table-cell table:style-name="ce4"/>
        </table:table-row>
        <table:table-row table:style-name="ro1">
          <table:table-cell/>
        </table:table-row>
        <table:table-row table:style-name="ro1" table:number-rows-repeated="32290">
          <table:table-cell/>
        </table:table-row>
        <table:table-row table:style-name="ro2">
          <table:table-cell/>
        </table:table-row>
        <table:table-row table:style-name="ro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50</meta:editing-cycles>
    <meta:creation-date>2010-06-05T10:53:00</meta:creation-date>
    <dc:date>2013-07-09T18:43:46</dc:date>
  </office:meta>
</office:document-meta>
</file>